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style:writing-mode="page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P2" style:family="paragraph" style:parent-style-name="Standard">
      <style:text-properties officeooo:rsid="00206516" officeooo:paragraph-rsid="00206516"/>
    </style:style>
    <style:style style:name="P3" style:family="paragraph" style:parent-style-name="Standard">
      <style:text-properties officeooo:rsid="001e14a6" officeooo:paragraph-rsid="001e14a6"/>
    </style:style>
    <style:style style:name="P4" style:family="paragraph" style:parent-style-name="Standard">
      <style:text-properties officeooo:rsid="001e14a6" officeooo:paragraph-rsid="00206516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officeooo:rsid="001e14a6" officeooo:paragraph-rsid="00461ab5"/>
    </style:style>
    <style:style style:name="P6" style:family="paragraph" style:parent-style-name="Standard">
      <style:text-properties officeooo:rsid="001e14a6" officeooo:paragraph-rsid="0051bbf0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officeooo:rsid="001e14a6" officeooo:paragraph-rsid="007d0dd6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officeooo:rsid="001e14a6" officeooo:paragraph-rsid="004e7aac"/>
    </style:style>
    <style:style style:name="P9" style:family="paragraph" style:parent-style-name="Table_20_Contents">
      <style:text-properties officeooo:rsid="00212c21" officeooo:paragraph-rsid="00212c21"/>
    </style:style>
    <style:style style:name="P10" style:family="paragraph" style:parent-style-name="Table_20_Contents">
      <style:text-properties officeooo:rsid="00240acc" officeooo:paragraph-rsid="00240acc"/>
    </style:style>
    <style:style style:name="P11" style:family="paragraph" style:parent-style-name="Standard">
      <style:text-properties fo:font-weight="bold" officeooo:rsid="00206516" officeooo:paragraph-rsid="00206516" style:font-weight-asian="bold" style:font-weight-complex="bold"/>
    </style:style>
    <style:style style:name="P12" style:family="paragraph" style:parent-style-name="Standard">
      <style:text-properties fo:font-weight="bold" officeooo:rsid="001e14a6" officeooo:paragraph-rsid="00240acc" style:font-weight-asian="bold" style:font-weight-complex="bold"/>
    </style:style>
    <style:style style:name="P13" style:family="paragraph" style:parent-style-name="Table_20_Contents">
      <style:text-properties fo:font-weight="bold" officeooo:rsid="008431bb" officeooo:paragraph-rsid="008431bb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267fa4" officeooo:paragraph-rsid="00267fa4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4ff51e" officeooo:paragraph-rsid="004ff51e" style:font-weight-asian="bold" style:font-weight-complex="bold"/>
    </style:style>
    <style:style style:name="P16" style:family="paragraph" style:parent-style-name="Standard">
      <style:text-properties officeooo:rsid="00320ed7" officeooo:paragraph-rsid="00320ed7"/>
    </style:style>
    <style:style style:name="P17" style:family="paragraph" style:parent-style-name="Standard">
      <style:text-properties officeooo:rsid="00320ed7" officeooo:paragraph-rsid="007a6ebc"/>
    </style:style>
    <style:style style:name="P18" style:family="paragraph" style:parent-style-name="Standard">
      <style:text-properties officeooo:rsid="0033fc04" officeooo:paragraph-rsid="0033fc04"/>
    </style:style>
    <style:style style:name="P19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3a4b5d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4e7aac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82e64c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63e59f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officeooo:rsid="003b60de" officeooo:paragraph-rsid="003b60de"/>
    </style:style>
    <style:style style:name="P24" style:family="paragraph" style:parent-style-name="Standard">
      <style:paragraph-properties fo:margin-left="0.9846in" fo:margin-right="0in" fo:text-indent="0in" style:auto-text-indent="false"/>
      <style:text-properties officeooo:rsid="003b60de" officeooo:paragraph-rsid="003b60de"/>
    </style:style>
    <style:style style:name="P25" style:family="paragraph" style:parent-style-name="Standard">
      <style:paragraph-properties fo:margin-left="0.9846in" fo:margin-right="0in" fo:text-indent="0in" style:auto-text-indent="false"/>
      <style:text-properties officeooo:rsid="003b60de" officeooo:paragraph-rsid="00415176"/>
    </style:style>
    <style:style style:name="P26" style:family="paragraph" style:parent-style-name="Standard">
      <style:paragraph-properties fo:margin-left="0.9846in" fo:margin-right="0in" fo:text-indent="0in" style:auto-text-indent="false"/>
      <style:text-properties officeooo:rsid="00470150" officeooo:paragraph-rsid="00470150"/>
    </style:style>
    <style:style style:name="P27" style:family="paragraph" style:parent-style-name="Standard">
      <style:paragraph-properties fo:margin-left="0.4925in" fo:margin-right="0in" fo:text-indent="0in" style:auto-text-indent="false"/>
      <style:text-properties officeooo:rsid="00431c59" officeooo:paragraph-rsid="0063e87b"/>
    </style:style>
    <style:style style:name="P28" style:family="paragraph" style:parent-style-name="Standard">
      <style:paragraph-properties fo:margin-left="0.4925in" fo:margin-right="0in" fo:text-indent="0in" style:auto-text-indent="false"/>
      <style:text-properties officeooo:rsid="004e7aac" officeooo:paragraph-rsid="004e7aac"/>
    </style:style>
    <style:style style:name="P29" style:family="paragraph" style:parent-style-name="Standard">
      <style:text-properties officeooo:rsid="0051bbf0" officeooo:paragraph-rsid="0051bbf0"/>
    </style:style>
    <style:style style:name="P30" style:family="paragraph" style:parent-style-name="Standard">
      <style:text-properties officeooo:rsid="00583d83" officeooo:paragraph-rsid="00583d83"/>
    </style:style>
    <style:style style:name="P31" style:family="paragraph" style:parent-style-name="Standard">
      <style:text-properties officeooo:rsid="00267fa4" officeooo:paragraph-rsid="0072cfb5"/>
    </style:style>
    <style:style style:name="P32" style:family="paragraph" style:parent-style-name="Standard">
      <style:text-properties officeooo:rsid="00267fa4" officeooo:paragraph-rsid="00777dfb"/>
    </style:style>
    <style:style style:name="P33" style:family="paragraph" style:parent-style-name="Table_20_Contents">
      <style:text-properties officeooo:rsid="00762752" officeooo:paragraph-rsid="00762752"/>
    </style:style>
    <style:style style:name="P34" style:family="paragraph" style:parent-style-name="Standard">
      <style:paragraph-properties fo:margin-left="0.4925in" fo:margin-right="0in" fo:text-indent="0in" style:auto-text-indent="false"/>
      <style:text-properties officeooo:rsid="0082e64c" officeooo:paragraph-rsid="0082e64c"/>
    </style:style>
    <style:style style:name="P35" style:family="paragraph" style:parent-style-name="Standard">
      <style:paragraph-properties fo:margin-left="0.9846in" fo:margin-right="0in" fo:text-indent="0in" style:auto-text-indent="false"/>
      <style:text-properties officeooo:rsid="00878ca2" officeooo:paragraph-rsid="00878ca2"/>
    </style:style>
    <style:style style:name="P36" style:family="paragraph" style:parent-style-name="Standard">
      <style:paragraph-properties fo:margin-left="0.9846in" fo:margin-right="0in" fo:text-indent="0in" style:auto-text-indent="false"/>
      <style:text-properties officeooo:rsid="0089778c" officeooo:paragraph-rsid="0089778c"/>
    </style:style>
    <style:style style:name="P37" style:family="paragraph" style:parent-style-name="Standard">
      <style:paragraph-properties fo:margin-left="0.9846in" fo:margin-right="0in" fo:text-indent="0in" style:auto-text-indent="false"/>
      <style:text-properties officeooo:rsid="008b642b" officeooo:paragraph-rsid="008b642b"/>
    </style:style>
    <style:style style:name="P38" style:family="paragraph" style:parent-style-name="Standard">
      <style:paragraph-properties fo:margin-left="0.9846in" fo:margin-right="0in" fo:text-indent="0in" style:auto-text-indent="false"/>
      <style:text-properties officeooo:rsid="008c70d3" officeooo:paragraph-rsid="008c70d3"/>
    </style:style>
    <style:style style:name="P39" style:family="paragraph" style:parent-style-name="Standard">
      <style:paragraph-properties fo:margin-left="0.9846in" fo:margin-right="0in" fo:text-indent="0in" style:auto-text-indent="false"/>
      <style:text-properties officeooo:rsid="008e699f" officeooo:paragraph-rsid="008e699f"/>
    </style:style>
    <style:style style:name="P40" style:family="paragraph" style:parent-style-name="Standard" style:list-style-name="L1">
      <style:text-properties officeooo:rsid="00590ab2" officeooo:paragraph-rsid="00590ab2"/>
    </style:style>
    <style:style style:name="P41" style:family="paragraph" style:parent-style-name="Standard" style:list-style-name="L1">
      <style:text-properties officeooo:rsid="005af17e" officeooo:paragraph-rsid="005af17e"/>
    </style:style>
    <style:style style:name="P42" style:family="paragraph" style:parent-style-name="Standard" style:list-style-name="L2">
      <style:text-properties officeooo:paragraph-rsid="0051bbf0"/>
    </style:style>
    <style:style style:name="P43" style:family="paragraph" style:parent-style-name="Standard" style:list-style-name="L2">
      <style:text-properties officeooo:paragraph-rsid="00561ef7"/>
    </style:style>
    <style:style style:name="P44" style:family="paragraph" style:parent-style-name="Standard" style:list-style-name="L2">
      <style:text-properties officeooo:rsid="007fa83b" officeooo:paragraph-rsid="007fa83b"/>
    </style:style>
    <style:style style:name="P45" style:family="paragraph" style:parent-style-name="Standard" style:list-style-name="L2">
      <style:text-properties officeooo:rsid="00549bc8" officeooo:paragraph-rsid="00549bc8"/>
    </style:style>
    <style:style style:name="P46" style:family="paragraph" style:parent-style-name="Standard">
      <style:text-properties officeooo:rsid="003eda82" officeooo:paragraph-rsid="003eda82"/>
    </style:style>
    <style:style style:name="P47" style:family="paragraph" style:parent-style-name="Standard">
      <style:paragraph-properties fo:margin-left="0.4925in" fo:margin-right="0in" fo:text-indent="0in" style:auto-text-indent="false"/>
      <style:text-properties officeooo:rsid="003b60de" officeooo:paragraph-rsid="0095cc8e"/>
    </style:style>
    <style:style style:name="P48" style:family="paragraph" style:parent-style-name="Standard">
      <style:paragraph-properties fo:margin-left="0.9846in" fo:margin-right="0in" fo:text-indent="0in" style:auto-text-indent="false"/>
      <style:text-properties officeooo:rsid="003b60de" officeooo:paragraph-rsid="0095cc8e"/>
    </style:style>
    <style:style style:name="P49" style:family="paragraph" style:parent-style-name="Standard">
      <style:text-properties officeooo:rsid="00320ed7" officeooo:paragraph-rsid="0095cc8e"/>
    </style:style>
    <style:style style:name="P50" style:family="paragraph" style:parent-style-name="Standard">
      <style:paragraph-properties fo:margin-left="0.9846in" fo:margin-right="0in" fo:text-indent="0in" style:auto-text-indent="false"/>
      <style:text-properties officeooo:rsid="004831e1" officeooo:paragraph-rsid="0095cc8e"/>
    </style:style>
    <style:style style:name="P51" style:family="paragraph" style:parent-style-name="Standard">
      <style:paragraph-properties fo:margin-left="0.4925in" fo:margin-right="0in" fo:text-indent="0in" style:auto-text-indent="false"/>
      <style:text-properties officeooo:rsid="001e14a6" officeooo:paragraph-rsid="0095cc8e"/>
    </style:style>
    <style:style style:name="P52" style:family="paragraph" style:parent-style-name="Standard">
      <style:paragraph-properties fo:margin-left="0.9846in" fo:margin-right="0in" fo:text-indent="0in" style:auto-text-indent="false"/>
      <style:text-properties officeooo:rsid="00470150" officeooo:paragraph-rsid="0095cc8e"/>
    </style:style>
    <style:style style:name="T1" style:family="text">
      <style:text-properties officeooo:rsid="0022ae94"/>
    </style:style>
    <style:style style:name="T2" style:family="text">
      <style:text-properties officeooo:rsid="00240acc"/>
    </style:style>
    <style:style style:name="T3" style:family="text">
      <style:text-properties officeooo:rsid="002824da"/>
    </style:style>
    <style:style style:name="T4" style:family="text">
      <style:text-properties officeooo:rsid="002a5f3e"/>
    </style:style>
    <style:style style:name="T5" style:family="text">
      <style:text-properties officeooo:rsid="002bc085"/>
    </style:style>
    <style:style style:name="T6" style:family="text">
      <style:text-properties officeooo:rsid="002c23bb"/>
    </style:style>
    <style:style style:name="T7" style:family="text">
      <style:text-properties officeooo:rsid="002d28a1"/>
    </style:style>
    <style:style style:name="T8" style:family="text">
      <style:text-properties officeooo:rsid="002dca44"/>
    </style:style>
    <style:style style:name="T9" style:family="text">
      <style:text-properties officeooo:rsid="002fd06b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40acc" style:font-weight-asian="bold" style:font-weight-complex="bold"/>
    </style:style>
    <style:style style:name="T12" style:family="text">
      <style:text-properties fo:font-weight="bold" officeooo:rsid="006f8adb" style:font-weight-asian="bold" style:font-weight-complex="bold"/>
    </style:style>
    <style:style style:name="T13" style:family="text">
      <style:text-properties fo:font-weight="bold" officeooo:rsid="008431bb" style:font-weight-asian="bold" style:font-weight-complex="bold"/>
    </style:style>
    <style:style style:name="T14" style:family="text">
      <style:text-properties officeooo:rsid="0031aa3b"/>
    </style:style>
    <style:style style:name="T15" style:family="text">
      <style:text-properties officeooo:rsid="00320ed7"/>
    </style:style>
    <style:style style:name="T16" style:family="text">
      <style:text-properties officeooo:rsid="0033fc04"/>
    </style:style>
    <style:style style:name="T17" style:family="text">
      <style:text-properties officeooo:rsid="00350556"/>
    </style:style>
    <style:style style:name="T18" style:family="text">
      <style:text-properties officeooo:rsid="0038543f"/>
    </style:style>
    <style:style style:name="T19" style:family="text">
      <style:text-properties officeooo:rsid="003c162f"/>
    </style:style>
    <style:style style:name="T20" style:family="text">
      <style:text-properties officeooo:rsid="003d21c8"/>
    </style:style>
    <style:style style:name="T21" style:family="text">
      <style:text-properties officeooo:rsid="00415176"/>
    </style:style>
    <style:style style:name="T22" style:family="text">
      <style:text-properties officeooo:rsid="00461ab5"/>
    </style:style>
    <style:style style:name="T23" style:family="text">
      <style:text-properties officeooo:rsid="004c5968"/>
    </style:style>
    <style:style style:name="T24" style:family="text">
      <style:text-properties officeooo:rsid="004ccc51"/>
    </style:style>
    <style:style style:name="T25" style:family="text">
      <style:text-properties officeooo:rsid="004dc20f"/>
    </style:style>
    <style:style style:name="T26" style:family="text">
      <style:text-properties officeooo:rsid="0051bbf0"/>
    </style:style>
    <style:style style:name="T27" style:family="text">
      <style:text-properties officeooo:rsid="0051eaef"/>
    </style:style>
    <style:style style:name="T28" style:family="text">
      <style:text-properties officeooo:rsid="00549bc8"/>
    </style:style>
    <style:style style:name="T29" style:family="text">
      <style:text-properties officeooo:rsid="0055be5c"/>
    </style:style>
    <style:style style:name="T30" style:family="text">
      <style:text-properties officeooo:rsid="005801da"/>
    </style:style>
    <style:style style:name="T31" style:family="text">
      <style:text-properties officeooo:rsid="005e62ff"/>
    </style:style>
    <style:style style:name="T32" style:family="text">
      <style:text-properties officeooo:rsid="005e704c"/>
    </style:style>
    <style:style style:name="T33" style:family="text">
      <style:text-properties officeooo:rsid="00602cb2"/>
    </style:style>
    <style:style style:name="T34" style:family="text">
      <style:text-properties officeooo:rsid="0065ac71"/>
    </style:style>
    <style:style style:name="T35" style:family="text">
      <style:text-properties officeooo:rsid="0066ac7d"/>
    </style:style>
    <style:style style:name="T36" style:family="text">
      <style:text-properties officeooo:rsid="00645172"/>
    </style:style>
    <style:style style:name="T37" style:family="text">
      <style:text-properties officeooo:rsid="006cef5c"/>
    </style:style>
    <style:style style:name="T38" style:family="text">
      <style:text-properties fo:font-weight="normal" officeooo:rsid="0072cfb5" style:font-weight-asian="normal" style:font-weight-complex="normal"/>
    </style:style>
    <style:style style:name="T39" style:family="text">
      <style:text-properties officeooo:rsid="0072cfb5"/>
    </style:style>
    <style:style style:name="T40" style:family="text">
      <style:text-properties officeooo:rsid="0072ee92"/>
    </style:style>
    <style:style style:name="T41" style:family="text">
      <style:text-properties officeooo:rsid="0073c30e"/>
    </style:style>
    <style:style style:name="T42" style:family="text">
      <style:text-properties officeooo:rsid="00762752"/>
    </style:style>
    <style:style style:name="T43" style:family="text">
      <style:text-properties officeooo:rsid="007a6ebc"/>
    </style:style>
    <style:style style:name="T44" style:family="text">
      <style:text-properties officeooo:rsid="007d0dd6"/>
    </style:style>
    <style:style style:name="T45" style:family="text">
      <style:text-properties officeooo:rsid="00470150"/>
    </style:style>
    <style:style style:name="T46" style:family="text">
      <style:text-properties officeooo:rsid="007eb77c"/>
    </style:style>
    <style:style style:name="T47" style:family="text">
      <style:text-properties officeooo:rsid="0081292a"/>
    </style:style>
    <style:style style:name="T48" style:family="text">
      <style:text-properties officeooo:rsid="0082e64c"/>
    </style:style>
    <style:style style:name="T49" style:family="text">
      <style:text-properties officeooo:rsid="008431bb"/>
    </style:style>
    <style:style style:name="T50" style:family="text">
      <style:text-properties officeooo:rsid="0085eb82"/>
    </style:style>
    <style:style style:name="T51" style:family="text">
      <style:text-properties officeooo:rsid="00878ca2"/>
    </style:style>
    <style:style style:name="T52" style:family="text">
      <style:text-properties officeooo:rsid="0089778c"/>
    </style:style>
    <style:style style:name="T53" style:family="text">
      <style:text-properties officeooo:rsid="008b642b"/>
    </style:style>
    <style:style style:name="T54" style:family="text">
      <style:text-properties officeooo:rsid="008c70d3"/>
    </style:style>
    <style:style style:name="T55" style:family="text">
      <style:text-properties officeooo:rsid="008f026e"/>
    </style:style>
    <style:style style:name="T56" style:family="text">
      <style:text-properties officeooo:rsid="0090136f"/>
    </style:style>
    <style:style style:name="T57" style:family="text">
      <style:text-properties officeooo:rsid="00910dba"/>
    </style:style>
    <style:style style:name="T58" style:family="text">
      <style:text-properties officeooo:rsid="00920b47"/>
    </style:style>
    <style:style style:name="T59" style:family="text">
      <style:text-properties officeooo:rsid="0093d44b"/>
    </style:style>
    <style:style style:name="T60" style:family="text">
      <style:text-properties officeooo:rsid="008aab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urse Title:</text:p>
          </table:table-cell>
          <table:table-cell table:style-name="Table1.A1" office:value-type="string">
            <text:p text:style-name="P11">Terminología Especializada <text:span text:style-name="T49">en Documentos </text:span>Jurídic<text:span text:style-name="T49">os</text:span></text:p>
          </table:table-cell>
        </table:table-row>
        <table:table-row>
          <table:table-cell table:style-name="Table1.A1" office:value-type="string">
            <text:p text:style-name="P9">Program <text:span text:style-name="T14">and </text:span><text:span text:style-name="T1">Track</text:span>:</text:p>
          </table:table-cell>
          <table:table-cell table:style-name="Table1.A1" office:value-type="string">
            <text:p text:style-name="P4"><text:span text:style-name="T2">I</text:span><text:span text:style-name="T11">nterpretación y Traduccíon: </text:span><text:span text:style-name="T13">7</text:span><text:span text:style-name="T10">° Cu</text:span><text:span text:style-name="T12">a</text:span><text:span text:style-name="T10">trimestre </text:span></text:p>
          </table:table-cell>
        </table:table-row>
        <table:table-row>
          <table:table-cell table:style-name="Table1.A1" office:value-type="string">
            <text:p text:style-name="P10">Course ID:</text:p>
          </table:table-cell>
          <table:table-cell table:style-name="Table1.A1" office:value-type="string">
            <text:p text:style-name="P12">I<text:span text:style-name="T49">T</text:span>0733</text:p>
          </table:table-cell>
        </table:table-row>
        <table:table-row>
          <table:table-cell table:style-name="Table1.A1" office:value-type="string">
            <text:p text:style-name="P33">Cohort <text:span text:style-name="T59">ID</text:span>:</text:p>
          </table:table-cell>
          <table:table-cell table:style-name="Table1.A1" office:value-type="string">
            <text:p text:style-name="P13">7A</text:p>
          </table:table-cell>
        </table:table-row>
      </table:table>
      <text:p text:style-name="P2"/>
      <text:p text:style-name="P14">Description</text:p>
      <text:p text:style-name="P31">This course <text:span text:style-name="T38">will focus on the specialized terminologies, acronyms, and jargon used </text:span><text:s/>in <text:span text:style-name="T39">selected</text:span> <text:span text:style-name="T50">legal documents</text:span><text:span text:style-name="T31">. <text:s/></text:span><text:span text:style-name="T4">The </text:span><text:span text:style-name="T5">professional </text:span><text:span text:style-name="T4">translational mapping tools </text:span><text:span text:style-name="T5">developed in this course will </text:span><text:span text:style-name="T7">be specific </text:span><text:span text:style-name="T5">to </text:span><text:span text:style-name="T4">Spanish and English translation</text:span><text:span text:style-name="T5">s.</text:span></text:p>
      <text:p text:style-name="P31"/>
      <text:p text:style-name="P32"><text:span text:style-name="T3">Major </text:span><text:span text:style-name="T7">elements of</text:span><text:span text:style-name="T3"> the course will include: <text:s/></text:span><text:span text:style-name="T6">i) </text:span><text:span text:style-name="T32">the </text:span><text:span text:style-name="T33">structure </text:span><text:span text:style-name="T40">and </text:span><text:span text:style-name="T34">function </text:span><text:span text:style-name="T40">of language in </text:span><text:span text:style-name="T50">law</text:span><text:span text:style-name="T24">;</text:span><text:span text:style-name="T7"> ii) </text:span><text:span text:style-name="T24"><text:s/></text:span><text:span text:style-name="T32">the </text:span><text:span text:style-name="T33">structure </text:span><text:span text:style-name="T40">and </text:span><text:span text:style-name="T34">function </text:span><text:span text:style-name="T40">of </text:span><text:span text:style-name="T42">texts and </text:span><text:span text:style-name="T41">documents</text:span><text:span text:style-name="T40"> in </text:span><text:span text:style-name="T51">legal systems</text:span><text:span text:style-name="T24">; </text:span><text:span text:style-name="T33">iii) </text:span><text:span text:style-name="T7">the elements of style </text:span><text:span text:style-name="T8">and the use of standard conventions </text:span><text:span text:style-name="T40">in </text:span><text:span text:style-name="T50">legal documents</text:span><text:span text:style-name="T33">; </text:span><text:span text:style-name="T7">i</text:span><text:span text:style-name="T33">v</text:span><text:span text:style-name="T7">) </text:span><text:span text:style-name="T23">Version Control Systems (VCSs) and </text:span><text:span text:style-name="T8">elements of quality assurance and quality control (QAQC) </text:span><text:span text:style-name="T42">as </text:span><text:span text:style-name="T25">applied to documents</text:span><text:span text:style-name="T8">;</text:span><text:span text:style-name="T7">; </text:span><text:span text:style-name="T17">v) </text:span><text:span text:style-name="T8"><text:s/>the professional use of Large Language Models (LLMs) in translation; </text:span><text:span text:style-name="T42">and </text:span><text:span text:style-name="T8">v</text:span><text:span text:style-name="T17">i</text:span><text:span text:style-name="T8">) </text:span><text:span text:style-name="T7"><text:s/></text:span><text:span text:style-name="T9">the direct translation of </text:span><text:span text:style-name="T38">specialized terminologies, acronyms, and jargon</text:span><text:span text:style-name="T25"> </text:span><text:span text:style-name="T40">in </text:span><text:span text:style-name="T50">legal documents</text:span><text:span text:style-name="T33"> </text:span><text:span text:style-name="T46">using student-developed dictionaries.</text:span></text:p>
      <text:p text:style-name="P32"/>
      <text:p text:style-name="P14">Scope</text:p>
      <text:p text:style-name="P17">1. <text:s text:c="2"/><text:span text:style-name="T43">S</text:span><text:span text:style-name="T33">tructure </text:span><text:span text:style-name="T40">and </text:span><text:span text:style-name="T43">F</text:span><text:span text:style-name="T34">unction </text:span><text:span text:style-name="T40">of </text:span><text:span text:style-name="T43">L</text:span><text:span text:style-name="T40">anguage in </text:span><text:span text:style-name="T51">Law</text:span></text:p>
      <text:p text:style-name="P21">1.1 <text:s text:c="2"/><text:span text:style-name="T48">History, </text:span><text:span text:style-name="T43">S</text:span><text:span text:style-name="T33">tructure </text:span><text:span text:style-name="T40">and </text:span><text:span text:style-name="T43">F</text:span><text:span text:style-name="T34">unction </text:span><text:span text:style-name="T40">of </text:span><text:span text:style-name="T43">L</text:span><text:span text:style-name="T40">anguage</text:span></text:p>
      <text:p text:style-name="P20">1.2 <text:s/><text:span text:style-name="T48">The Rise of Discipline-Specific Jargon </text:span></text:p>
      <text:p text:style-name="P28">1.3 <text:s/><text:span text:style-name="T48">Language Structure</text:span><text:span text:style-name="T57">s</text:span><text:span text:style-name="T48"> and Functions </text:span><text:span text:style-name="T57">with</text:span><text:span text:style-name="T48">in </text:span><text:span text:style-name="T51">L</text:span><text:span text:style-name="T57">egal Systems</text:span></text:p>
      <text:p text:style-name="P16"/>
      <text:p text:style-name="P17">2. <text:s/><text:span text:style-name="T43">S</text:span><text:span text:style-name="T33">tructure </text:span><text:span text:style-name="T40">and </text:span><text:span text:style-name="T43">F</text:span><text:span text:style-name="T34">unction </text:span><text:span text:style-name="T40">of </text:span><text:span text:style-name="T57">Legal </text:span><text:span text:style-name="T43">Documents</text:span></text:p>
      <text:p text:style-name="P19">2.1 <text:s/><text:span text:style-name="T48">Document Structures</text:span></text:p>
      <text:p text:style-name="P22">2.2 <text:s/><text:span text:style-name="T48">Document Functions</text:span></text:p>
      <text:p text:style-name="P34">2.3 <text:span text:style-name="T51">Selected </text:span>Document Types and Formats</text:p>
      <text:p text:style-name="P35">2.3.1 <text:span text:style-name="T52">Birth, Marriage, and Death Certificates</text:span></text:p>
      <text:p text:style-name="P36">2.3.2 Credentials</text:p>
      <text:p text:style-name="P36">2.3.3 <text:span text:style-name="T53">Legal Complaints</text:span></text:p>
      <text:p text:style-name="P37">2.3.4 Levies</text:p>
      <text:p text:style-name="P37">2.3.5 <text:span text:style-name="T54">Deeds</text:span></text:p>
      <text:p text:style-name="P38">2.3.6 Contracts</text:p>
      <text:p text:style-name="P39">2.3.7 Federal and State Regulations</text:p>
      <text:p text:style-name="P16"/>
      <text:p text:style-name="P16">3. <text:s/>The Elements of Style in <text:span text:style-name="T54">Legal Documents</text:span></text:p>
      <text:p text:style-name="P19">3.1 <text:s/><text:span text:style-name="T48">The Use of Voice in Style</text:span></text:p>
      <text:p text:style-name="P23">3.2 <text:s/><text:span text:style-name="T48">Stylistic Conventions</text:span></text:p>
      <text:p text:style-name="P46"/>
      <text:p text:style-name="P49">4. <text:s/>Document QAQC and Version Control Systems</text:p>
      <text:p text:style-name="P47">4.1 <text:s/>Fundamental <text:span text:style-name="T19">Concepts </text:span>of QAQC</text:p>
      <text:p text:style-name="P48">4.1.1 <text:s/>Introduction to Docume<text:span text:style-name="T19">nt</text:span> QAQC</text:p>
      <text:p text:style-name="P48">4.1.2 <text:s/><text:span text:style-name="T19">Fram</text:span><text:span text:style-name="T23">e</text:span><text:span text:style-name="T19">works for Document QAQC</text:span></text:p>
      <text:p text:style-name="P47">4.2 <text:s/>Introduction to Version Control Systems (V<text:span text:style-name="T19">CSs</text:span>)</text:p>
      <text:p text:style-name="P48">4.<text:span text:style-name="T21">2.1</text:span> <text:s/>Git and Github</text:p>
      <text:p text:style-name="P48"><text:soft-page-break/>4.<text:span text:style-name="T21">2.2</text:span> <text:s/>Installation of Git</text:p>
      <text:p text:style-name="P48">4.<text:span text:style-name="T21">2.3 <text:s/></text:span><text:span text:style-name="T20">Account setup in Github</text:span></text:p>
      <text:p text:style-name="P48">4.<text:span text:style-name="T21">2.4</text:span> <text:s/><text:span text:style-name="T20">Git </text:span><text:span text:style-name="T23">VCS </text:span>Workflow</text:p>
      <text:p text:style-name="P16"/>
      <text:p text:style-name="P49"><text:span text:style-name="T46">5</text:span>. <text:span text:style-name="T16">Professional Use of LLMs </text:span><text:span text:style-name="T44">and Specialized Dictionaries </text:span><text:span text:style-name="T16">in Translation</text:span></text:p>
      <text:p text:style-name="P51"><text:span text:style-name="T46">5</text:span><text:span text:style-name="T22">.1 </text:span><text:span text:style-name="T44">LLMs and AutoML Models</text:span></text:p>
      <text:p text:style-name="P51"><text:span text:style-name="T46">5</text:span><text:span text:style-name="T22">.2 <text:s/></text:span><text:span text:style-name="T60">API-Based Translation</text:span></text:p>
      <text:p text:style-name="P52"><text:span text:style-name="T46">5</text:span>.<text:span text:style-name="T44">2</text:span>.1 <text:s/>Python</text:p>
      <text:p text:style-name="P52"><text:span text:style-name="T46">5</text:span>.<text:span text:style-name="T44">2</text:span>.2 <text:s/>Cloud Translation API (Google <text:span text:style-name="T37">LLM</text:span>)</text:p>
      <text:p text:style-name="P50"><text:span text:style-name="T46">5</text:span>.<text:span text:style-name="T44">2</text:span>.3 <text:s/><text:span text:style-name="T44">Specialized Models and AutoML </text:span></text:p>
      <text:p text:style-name="P16"/>
      <text:p text:style-name="P18"><text:span text:style-name="T46">6</text:span>. <text:span text:style-name="T18">Translation </text:span><text:span text:style-name="T46">of Specialized Terminology</text:span></text:p>
      <text:p text:style-name="P27">7.1 <text:s/><text:span text:style-name="T47">Personal </text:span><text:span text:style-name="T46">Dictionaries</text:span></text:p>
      <text:p text:style-name="P28">7.2 <text:s/><text:span text:style-name="T46">Application of Personal Dictionaries to Translation </text:span><text:span text:style-name="T58">of Legal Documents</text:span></text:p>
      <text:p text:style-name="P8"/>
      <text:p text:style-name="P15">Expectations</text:p>
      <text:p text:style-name="P30">Students will be expected to:</text:p>
      <text:list xml:id="list1842134140" text:style-name="L1">
        <text:list-item>
          <text:p text:style-name="P40">Attend all classes on time</text:p>
        </text:list-item>
        <text:list-item>
          <text:p text:style-name="P40">Be prepared to take notes and access materials on-line</text:p>
        </text:list-item>
        <text:list-item>
          <text:p text:style-name="P40">Participate in all class activities, including discussions and presentations</text:p>
        </text:list-item>
        <text:list-item>
          <text:p text:style-name="P41">Complete all assignments, quizzes, and the final exam</text:p>
        </text:list-item>
      </text:list>
      <text:p text:style-name="P3"/>
      <text:p text:style-name="P15">Exit Criteria</text:p>
      <text:p text:style-name="P6"><text:span text:style-name="T26">Upon the successful completion of the course the student will </text:span><text:span text:style-name="T27">be able to:</text:span></text:p>
      <text:list xml:id="list1566260952" text:style-name="L2">
        <text:list-item>
          <text:p text:style-name="P44">Analyze the s<text:span text:style-name="T33">tructure </text:span><text:span text:style-name="T40">and </text:span>f<text:span text:style-name="T34">unction </text:span><text:span text:style-name="T40">of </text:span>l<text:span text:style-name="T40">anguage in </text:span><text:span text:style-name="T54">legal systems</text:span></text:p>
        </text:list-item>
        <text:list-item>
          <text:p text:style-name="P44">Analyze the s<text:span text:style-name="T33">tructure </text:span><text:span text:style-name="T40">and </text:span>f<text:span text:style-name="T34">unction </text:span><text:span text:style-name="T40">of </text:span><text:span text:style-name="T58">selected types of </text:span>documents<text:span text:style-name="T40"> </text:span><text:span text:style-name="T58">with</text:span><text:span text:style-name="T40">in </text:span><text:span text:style-name="T54">legal systems</text:span></text:p>
        </text:list-item>
        <text:list-item>
          <text:p text:style-name="P44">Analyze the elements of style<text:span text:style-name="T40"> </text:span><text:span text:style-name="T55">in</text:span><text:span text:style-name="T40"> </text:span><text:span text:style-name="T55">legal </text:span>documents</text:p>
        </text:list-item>
        <text:list-item>
          <text:p text:style-name="P42">Apply <text:span text:style-name="T28">the principles of QAQC to document production by using a VCS </text:span></text:p>
        </text:list-item>
        <text:list-item>
          <text:p text:style-name="P45">Apply the principles of modern tran<text:span text:style-name="T29">slat</text:span><text:span text:style-name="T30">ion</text:span><text:span text:style-name="T29"> by using </text:span>an API to access a LLM for <text:span text:style-name="T30">English-Spanish </text:span>translation</text:p>
        </text:list-item>
        <text:list-item>
          <text:p text:style-name="P43"><text:span text:style-name="T47">Design, develop, and implement personal dictionaries for the translation of specialized terminology </text:span><text:span text:style-name="T35">in </text:span><text:span text:style-name="T54">l</text:span><text:span text:style-name="T56">egal documents</text:span></text:p>
        </text:list-item>
      </text:list>
      <text:p text:style-name="P3"/>
      <text:p text:style-name="P15">Evaluations</text:p>
      <text:p text:style-name="P29">Daily Work and Participation<text:tab/><text:tab/><text:tab/>10%</text:p>
      <text:p text:style-name="P29">Homework, Projects, and Presentations<text:tab/>30%</text:p>
      <text:p text:style-name="P29">Quizzes<text:tab/><text:tab/><text:tab/><text:tab/><text:tab/>30%</text:p>
      <text:p text:style-name="P29">Final Exam<text:tab/><text:tab/><text:tab/><text:tab/><text:tab/>30%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Marron</text:p>
        <text:p text:style-name="MP1">Spring 202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1-12T15:50:27.821048818</dc:date>
    <meta:editing-duration>PT7H51M17S</meta:editing-duration>
    <meta:editing-cycles>85</meta:editing-cycles>
    <meta:generator>LibreOffice/7.3.7.2$Linux_X86_64 LibreOffice_project/30$Build-2</meta:generator>
    <meta:document-statistic meta:table-count="1" meta:image-count="1" meta:object-count="0" meta:page-count="2" meta:paragraph-count="69" meta:word-count="483" meta:character-count="3203" meta:non-whitespace-character-count="2752"/>
  </office:meta>
</office:document-meta>
</file>